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166507" officeooo:paragraph-rsid="00166507"/>
    </style:style>
    <style:style style:name="P2" style:family="paragraph" style:parent-style-name="Text_20_body" style:list-style-name="L1">
      <style:text-properties officeooo:rsid="00166507" officeooo:paragraph-rsid="0016650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I Assignment Notes</text:p>
      <text:list xml:id="list207872021" text:style-name="L1">
        <text:list-item>
          <text:p text:style-name="P2">Implement a multi-layer perceptron using the error back propagation algorithm</text:p>
        </text:list-item>
        <text:list-item>
          <text:p text:style-name="P2">Randomly choose 80% of the data for training and 20% for testing</text:p>
        </text:list-item>
        <text:list-item>
          <text:p text:style-name="P2">NN must have:</text:p>
          <text:list>
            <text:list-item>
              <text:p text:style-name="P2">5 input neurons</text:p>
            </text:list-item>
            <text:list-item>
              <text:p text:style-name="P2">4 hidden neurons</text:p>
            </text:list-item>
            <text:list-item>
              <text:p text:style-name="P2">1 output neuron</text:p>
            </text:list-item>
            <text:list-item>
              <text:p text:style-name="P2">Use a sigmoid transfer function</text:p>
            </text:list-item>
            <text:list-item>
              <text:p text:style-name="P2">0.2 error threshold</text:p>
            </text:list-item>
            <text:list-item>
              <text:p text:style-name="P2">0.2 learning rate</text:p>
            </text:list-item>
          </text:list>
        </text:list-item>
        <text:list-item>
          <text:p text:style-name="P2">Implement the error back propagation algorithm for training the weights</text:p>
        </text:list-item>
        <text:list-item>
          <text:p text:style-name="P2">Plot the bad facts vs the epochs graph to show convergenc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05:00:37.996121961</meta:creation-date>
    <meta:editing-duration>PT21S</meta:editing-duration>
    <meta:editing-cycles>2</meta:editing-cycles>
    <meta:generator>LibreOffice/7.3.7.2$Linux_X86_64 LibreOffice_project/30$Build-2</meta:generator>
    <dc:date>2023-01-09T05:00:51.968666596</dc:date>
    <meta:document-statistic meta:table-count="0" meta:image-count="0" meta:object-count="0" meta:page-count="1" meta:paragraph-count="12" meta:word-count="80" meta:character-count="426" meta:non-whitespace-character-count="369"/>
  </office:meta>
</office:document-meta>
</file>